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63033" calcext:value-type="float" table:number-columns-spanned="1" table:number-rows-spanned="2">
            <text:p>263033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323324" calcext:value-type="float" table:number-columns-spanned="1" table:number-rows-spanned="2">
            <text:p>323324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7" calcext:value-type="float">
            <text:p>27</text:p>
          </table:table-cell>
          <table:table-cell/>
          <table:table-cell table:style-name="ce114" table:formula="of:=SUM([.K$1:.K$1048576])" office:value-type="float" office:value="0" calcext:value-type="float">
            <text:p>0</text:p>
          </table:table-cell>
          <table:table-cell/>
          <table:table-cell table:style-name="ce14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/>
          <table:table-cell table:number-columns-repeated="2"/>
          <table:table-cell table:style-name="ce25" table:formula="of:=SUM([.U$1:.U$1048576])" office:value-type="float" office:value="323324" calcext:value-type="float" table:number-columns-spanned="2" table:number-rows-spanned="2">
            <text:p>32332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0]*[.S10])" office:value-type="float" office:value="1250" calcext:value-type="float">
            <text:p>12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54 4/128 GOLD</text:p>
          </table:table-cell>
          <table:table-cell office:value-type="float" office:value="1" calcext:value-type="float">
            <text:p>1</text:p>
          </table:table-cell>
          <table:table-cell office:value-type="float" office:value="14990" calcext:value-type="float">
            <text:p>14990</text:p>
          </table:table-cell>
          <table:table-cell table:formula="of:=([.D15]*[.C15])" office:value-type="float" office:value="14990" calcext:value-type="float">
            <text:p>14990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21S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99" calcext:value-type="float">
            <text:p>14999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16]*[.S16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VO Y12 3/32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90" calcext:value-type="float">
            <text:p>1049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7]*[.S17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62 6/128 GREY</text:p>
          </table:table-cell>
          <table:table-cell office:value-type="float" office:value="1" calcext:value-type="float">
            <text:p>1</text:p>
          </table:table-cell>
          <table:table-cell office:value-type="float" office:value="23999" calcext:value-type="float">
            <text:p>23999</text:p>
          </table:table-cell>
          <table:table-cell table:formula="of:=([.D18]*[.C18])" office:value-type="float" office:value="23999" calcext:value-type="float">
            <text:p>23999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9]*[.S1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0]*[.C20])" office:value-type="float" office:value="10999" calcext:value-type="float">
            <text:p>10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0]*[.S20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4" calcext:value-type="float">
            <text:p>1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21]*[.S21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5" calcext:value-type="float">
            <text:p>1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3]*[.C23])" office:value-type="float" office:value="1250" calcext:value-type="float">
            <text:p>1250</text:p>
          </table:table-cell>
          <table:table-cell table:style-name="ce88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4]*[.C24])" office:value-type="float" office:value="9999" calcext:value-type="float">
            <text:p>9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8" calcext:value-type="float">
            <text:p>1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5]*[.S2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6]*[.C26])" office:value-type="float" office:value="14999" calcext:value-type="float">
            <text:p>14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7]*[.C27])" office:value-type="float" office:value="9990" calcext:value-type="float">
            <text:p>99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20" calcext:value-type="float">
            <text:p>2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8]*[.C28])" office:value-type="float" office:value="9490" calcext:value-type="float">
            <text:p>9490</text:p>
          </table:table-cell>
          <table:table-cell table:style-name="ce88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8]*[.S28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9]*[.C29])" office:value-type="float" office:value="8490" calcext:value-type="float">
            <text:p>84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22" calcext:value-type="float">
            <text:p>2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9]*[.S29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0]*[.C30])" office:value-type="float" office:value="2300" calcext:value-type="float">
            <text:p>230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23" calcext:value-type="float">
            <text:p>2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KIA 105 DS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24" calcext:value-type="float">
            <text:p>2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float" office:value="2" calcext:value-type="float">
            <text:p>2</text:p>
          </table:table-cell>
          <table:table-cell office:value-type="float" office:value="22999" calcext:value-type="float">
            <text:p>22999</text:p>
          </table:table-cell>
          <table:table-cell table:formula="of:=([.T31]*[.S31])" office:value-type="float" office:value="45998" calcext:value-type="float">
            <text:p>45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2]*[.C32])" office:value-type="float" office:value="1250" calcext:value-type="float">
            <text:p>1250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3]*[.C33])" office:value-type="float" office:value="10999" calcext:value-type="float">
            <text:p>10999</text:p>
          </table:table-cell>
          <table:table-cell table:style-name="ce88" table:number-columns-repeated="4"/>
          <table:table-cell table:number-columns-repeated="7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34]*[.C34])" office:value-type="float" office:value="5999" calcext:value-type="float">
            <text:p>5999</text:p>
          </table:table-cell>
          <table:table-cell table:style-name="ce88" table:number-columns-repeated="4"/>
          <table:table-cell table:number-columns-repeated="7"/>
          <table:table-cell table:style-name="ce143" office:value-type="date" office:date-value="2021-06-12" calcext:value-type="date">
            <text:p>12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1 6/128 BLACK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499" calcext:value-type="float">
            <text:p>20499</text:p>
          </table:table-cell>
          <table:table-cell table:style-name="ce88" table:number-columns-repeated="4"/>
          <table:table-cell table:number-columns-repeated="7"/>
          <table:table-cell table:style-name="ce143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AME C11 2/32 GREY</text:p>
          </table:table-cell>
          <table:table-cell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table:formula="of:=([.D37]*[.C37])" office:value-type="float" office:value="6999" calcext:value-type="float">
            <text:p>6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AME C20 2/32 BLUE</text:p>
          </table:table-cell>
          <table:table-cell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table:formula="of:=([.D38]*[.C38])" office:value-type="float" office:value="6999" calcext:value-type="float">
            <text:p>6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M M02S 3/32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99" calcext:value-type="float">
            <text:p>8999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40]*[.C40])" office:value-type="float" office:value="12999" calcext:value-type="float">
            <text:p>12999</text:p>
          </table:table-cell>
          <table:table-cell table:style-name="ce88" table:number-columns-repeated="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ce88" table:number-columns-repeated="4"/>
          <table:table-cell table:number-columns-repeated="12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default-cell-style-name="ce18"/>
        <table:table-column table:style-name="co11" table:default-cell-style-name="ce88"/>
        <table:table-column table:style-name="co12" table:default-cell-style-name="ce4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36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36"/>
          <table:table-cell table:style-name="ce153"/>
          <table:table-cell table:style-name="ce160"/>
          <table:table-cell table:style-name="ce36" table:number-columns-repeated="2"/>
          <table:table-cell table:style-name="ce52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109994" calcext:value-type="float" table:number-columns-spanned="2" table:number-rows-spanned="2">
            <text:p>109994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90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style-name="ce113"/>
          <table:covered-table-cell table:style-name="ce91"/>
          <table:covered-table-cell table:style-name="ce157"/>
          <table:table-cell/>
          <table:table-cell table:style-name="ce143"/>
          <table:table-cell office:value-type="string" calcext:value-type="string">
            <text:p>SAM A31 6/128 WHITE</text:p>
          </table:table-cell>
          <table:table-cell table:style-name="ce88" office:value-type="string" calcext:value-type="string">
            <text:p>B-2</text:p>
          </table:table-cell>
          <table:table-cell table:style-name="ce88" table:number-columns-repeated="2"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string" calcext:value-type="string">
            <text:p>MOHD JAVED</text:p>
          </table:table-cell>
          <table:table-cell office:value-type="float" office:value="350641033990067" calcext:value-type="float">
            <text:p>350641033990067</text:p>
          </table:table-cell>
          <table:table-cell office:value-type="float" office:value="16999" calcext:value-type="float">
            <text:p>16999</text:p>
          </table:table-cell>
          <table:table-cell/>
          <table:table-cell table:style-name="ce143"/>
          <table:table-cell/>
          <table:table-cell table:style-name="ce88" table:number-columns-repeated="4"/>
          <table:table-cell table:number-columns-repeated="1012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ACK</text:p>
          </table:table-cell>
          <table:table-cell table:style-name="ce88" office:value-type="string" calcext:value-type="string">
            <text:p>NAZIM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UE</text:p>
          </table:table-cell>
          <table:table-cell table:style-name="ce88" office:value-type="string" calcext:value-type="string">
            <text:p>ARIF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<text:s/>SAM A32 6/128 WHITE</text:p>
          </table:table-cell>
          <table:table-cell table:style-name="ce88" office:value-type="string" calcext:value-type="string">
            <text:p>NOUSHAD</text:p>
          </table:table-cell>
          <table:table-cell/>
          <table:table-cell table:style-name="ce88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F62 6/128 GREY</text:p>
          </table:table-cell>
          <table:table-cell table:style-name="ce88" office:value-type="string" calcext:value-type="string">
            <text:p>MOHD JAVED</text:p>
          </table:table-cell>
          <table:table-cell/>
          <table:table-cell table:style-name="ce88" office:value-type="float" office:value="23999" calcext:value-type="float">
            <text:p>23999</text:p>
          </table:table-cell>
          <table:table-cell table:number-columns-repeated="1019"/>
        </table:table-row>
        <table:table-row table:style-name="ro1">
          <table:table-cell table:style-name="ce140"/>
          <table:table-cell office:value-type="string" calcext:value-type="string">
            <text:p>SM A12 4/64 BLUE</text:p>
          </table:table-cell>
          <table:table-cell table:style-name="ce88" office:value-type="string" calcext:value-type="string">
            <text:p>SAGEER AHMAD</text:p>
          </table:table-cell>
          <table:table-cell/>
          <table:table-cell table:style-name="ce88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 table:number-rows-repeated="2">
          <table:table-cell table:style-name="ce140"/>
          <table:table-cell table:number-columns-repeated="1023"/>
        </table:table-row>
        <table:table-row table:style-name="ro1">
          <table:table-cell table:style-name="ce140"/>
          <table:table-cell/>
          <table:table-cell table:style-name="ce88"/>
          <table:table-cell/>
          <table:table-cell table:style-name="ce8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7:14:41.983052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25T17:28:59.045514079</dc:date>
    <meta:editing-duration>PT3H33M20S</meta:editing-duration>
    <meta:editing-cycles>69</meta:editing-cycles>
    <meta:generator>LibreOffice/7.0.5.2$Linux_X86_64 LibreOffice_project/00$Build-2</meta:generator>
    <meta:document-statistic meta:table-count="2" meta:cell-count="373" meta:object-count="0"/>
  </office:meta>
</office:document-meta>
</file>